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4.798cm"/>
    </style:style>
    <style:style style:name="co11" style:family="table-column">
      <style:table-column-properties fo:break-before="auto" style:column-width="1.482cm"/>
    </style:style>
    <style:style style:name="co12" style:family="table-column">
      <style:table-column-properties fo:break-before="auto" style:column-width="2.551cm"/>
    </style:style>
    <style:style style:name="co13" style:family="table-column">
      <style:table-column-properties fo:break-before="auto" style:column-width="1.856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415cm"/>
    </style:style>
    <style:style style:name="co16" style:family="table-column">
      <style:table-column-properties fo:break-before="auto" style:column-width="6.782cm"/>
    </style:style>
    <style:style style:name="co17" style:family="table-column">
      <style:table-column-properties fo:break-before="auto" style:column-width="2.009cm"/>
    </style:style>
    <style:style style:name="co18" style:family="table-column">
      <style:table-column-properties fo:break-before="auto" style:column-width="6.117cm"/>
    </style:style>
    <style:style style:name="co19" style:family="table-column">
      <style:table-column-properties fo:break-before="auto" style:column-width="3.314cm"/>
    </style:style>
    <style:style style:name="co20" style:family="table-column">
      <style:table-column-properties fo:break-before="auto" style:column-width="2.193cm"/>
    </style:style>
    <style:style style:name="co21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2.515cm"/>
    </style:style>
    <style:style style:name="co23" style:family="table-column">
      <style:table-column-properties fo:break-before="auto" style:column-width="6.549cm"/>
    </style:style>
    <style:style style:name="co24" style:family="table-column">
      <style:table-column-properties fo:break-before="auto" style:column-width="2.111cm"/>
    </style:style>
    <style:style style:name="co25" style:family="table-column">
      <style:table-column-properties fo:break-before="auto" style:column-width="1.924cm"/>
    </style:style>
    <style:style style:name="co2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1 Sn1'.G2]" office:value-type="float" office:value="212.08" calcext:value-type="float">
            <text:p>212,08</text:p>
          </table:table-cell>
          <table:table-cell table:style-name="ce91" table:formula="of:=[.D5]-[.F5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</text:p>
          </table:table-cell>
          <table:table-cell table:number-columns-repeated="2"/>
          <table:table-cell table:style-name="ce91" table:number-columns-repeated="3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12000" calcext:value-type="float">
            <text:p>12.000,00</text:p>
          </table:table-cell>
          <table:table-cell table:formula="of:=[$'13 Sn4'.C6]" office:value-type="float" office:value="6000" calcext:value-type="float">
            <text:p>6.000,00</text:p>
          </table:table-cell>
          <table:table-cell table:style-name="ce91" table:formula="of:=[.C8]-[.D8]" office:value-type="float" office:value="6000" calcext:value-type="float">
            <text:p>6.000,00</text:p>
          </table:table-cell>
          <table:table-cell table:style-name="ce91" table:formula="of:=[$'13 Sn4'.C8]" office:value-type="float" office:value="0" calcext:value-type="float">
            <text:p>0,00</text:p>
          </table:table-cell>
          <table:table-cell table:style-name="ce91" table:formula="of:=[.D8]-[.F8]" office:value-type="float" office:value="6000" calcext:value-type="float">
            <text:p>6.00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5 Sn5'.C5]" office:value-type="float" office:value="7500" calcext:value-type="float">
            <text:p>7.500,00</text:p>
          </table:table-cell>
          <table:table-cell table:style-name="ce92" table:formula="of:=[$'15 Sn5'.C6]" office:value-type="float" office:value="1750" calcext:value-type="float">
            <text:p>1.750,00</text:p>
          </table:table-cell>
          <table:table-cell table:style-name="ce91" table:formula="of:=[.C9]-[.D9]" office:value-type="float" office:value="5750" calcext:value-type="float">
            <text:p>5.750,00</text:p>
          </table:table-cell>
          <table:table-cell table:style-name="ce104" table:formula="of:=[$'15 Sn5'.C8]" office:value-type="float" office:value="0" calcext:value-type="float">
            <text:p>0,00</text:p>
          </table:table-cell>
          <table:table-cell table:style-name="ce91" table:formula="of:=[.D9]-[.F9]" office:value-type="float" office:value="1750" calcext:value-type="float">
            <text:p>1.75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 Sn6'.C13]" office:value-type="float" office:value="0" calcext:value-type="float">
            <text:p>0,00</text:p>
          </table:table-cell>
          <table:table-cell table:style-name="ce91" table:formula="of:=[$'16 Sn6'.E13]" office:value-type="float" office:value="0" calcext:value-type="float">
            <text:p>0,00</text:p>
          </table:table-cell>
          <table:table-cell table:style-name="ce91" table:formula="of:=[.C10]-[.D10]" office:value-type="float" office:value="0" calcext:value-type="float">
            <text:p>0,00</text:p>
          </table:table-cell>
          <table:table-cell table:style-name="ce91" table:formula="of:=[$'16 Sn6'.E14]" office:value-type="float" office:value="0" calcext:value-type="float">
            <text:p>0,00</text:p>
          </table:table-cell>
          <table:table-cell table:style-name="ce91" table:formula="of:=[.D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19500" calcext:value-type="float">
            <text:p>19.500,00</text:p>
          </table:table-cell>
          <table:table-cell table:style-name="ce93" table:formula="of:=SUM([.D4:.D12])" office:value-type="float" office:value="7750" calcext:value-type="float">
            <text:p>7.750,00</text:p>
          </table:table-cell>
          <table:table-cell table:style-name="ce95" table:formula="of:=SUM([.E4:.E12])" office:value-type="float" office:value="11750" calcext:value-type="float">
            <text:p>11.750,00</text:p>
          </table:table-cell>
          <table:table-cell table:style-name="ce93" table:formula="of:=SUM([.F4:.F12])" office:value-type="float" office:value="212.08" calcext:value-type="float">
            <text:p>212,08</text:p>
          </table:table-cell>
          <table:table-cell table:style-name="ce93" table:formula="of:=SUM([.G4:.G12])" office:value-type="float" office:value="7537.92" calcext:value-type="float">
            <text:p>7.537,92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7537.92" calcext:value-type="float">
            <text:p>7.537,92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5728.8192" calcext:value-type="float">
            <text:p>5.728,82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1809.1008" calcext:value-type="float">
            <text:p>1.809,1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83"/>
        <table:table-column table:style-name="co8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56])" office:value-type="float" office:value="212.08" calcext:value-type="float">
            <text:p>212,08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21-1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21-2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21-1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21-2</text:p>
          </table:table-cell>
          <table:table-cell table:style-name="Default"/>
          <table:table-cell table:number-columns-repeated="5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143.08" calcext:value-type="float">
            <text:p>143,08</text:p>
          </table:table-cell>
          <table:table-cell table:number-columns-repeated="53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69" calcext:value-type="float">
            <text:p>69,00</text:p>
          </table:table-cell>
          <table:table-cell table:number-columns-repeated="53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Çedaş Teminat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847.9030455" calcext:value-type="float">
            <text:p>847,9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3503.9630455" calcext:value-type="float">
            <text:p>23.503,9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3503.9630455" calcext:value-type="float">
            <text:p>23.503,96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4.97" calcext:value-type="float">
            <text:p>14,97</text:p>
          </table:table-cell>
          <table:table-cell table:number-columns-repeated="2"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282.6343485" calcext:value-type="float">
            <text:p>282,63</text:p>
          </table:table-cell>
        </table:table-row>
        <table:table-row table:style-name="ro1">
          <table:table-cell table:number-columns-repeated="5"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2" table:formula="of:=[.F22]+[.D23]-[.E2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3]+[.D24]-[.E24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4]+[.D25]-[.E25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5]+[.D26]-[.E26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6]+[.D27]-[.E2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7]+[.D28]-[.E28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8]+[.D29]-[.E29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3 Sn4" table:style-name="ta1">
        <table:table-column table:style-name="co15" table:default-cell-style-name="ce83"/>
        <table:table-column table:style-name="co16" table:default-cell-style-name="ce89"/>
        <table:table-column table:style-name="co4" table:default-cell-style-name="ce89"/>
        <table:table-column table:style-name="co17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6000" calcext:value-type="float">
            <text:p>6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6000" calcext:value-type="float">
            <text:p>6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1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1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7" table:default-cell-style-name="ce102"/>
        <table:table-column table:style-name="co7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22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22])" office:value-type="float" office:value="1750" calcext:value-type="float">
            <text:p>1.75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21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2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750" calcext:value-type="float">
            <text:p>1.75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3"/>
          <table:table-cell table:style-name="ce99" table:formula="of:=[.E22]+[.C23]-[.D23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99" table:formula="of:=[.E23]+[.C24]-[.D24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5750" calcext:value-type="float">
            <text:p>5.75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9" table:formula="of:=[.E25]+[.C26]-[.D26]" office:value-type="float" office:value="5750" calcext:value-type="float">
            <text:p>5.75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3:.D49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83"/>
        <table:table-column table:style-name="co19" table:default-cell-style-name="ce83"/>
        <table:table-column table:style-name="co3" table:default-cell-style-name="ce89"/>
        <table:table-column table:style-name="co20" table:default-cell-style-name="ce89"/>
        <table:table-column table:style-name="co21" table:default-cell-style-name="ce89"/>
        <table:table-column table:style-name="co22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Parçacı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Kemal Kükrer</text:p>
          </table:table-cell>
          <table:table-cell table:style-name="ce102" table:number-columns-repeated="2"/>
          <table:table-cell/>
          <table:table-cell table:style-name="ce91" table:formula="of:=[.C10]-[.E10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12])" office:value-type="float" office:value="0" calcext:value-type="float">
            <text:p>0,00</text:p>
          </table:table-cell>
          <table:table-cell table:style-name="ce95" table:formula="of:=SUM([.F7:.F12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2:.E62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13]-[.E14]" office:value-type="float" office:value="0" calcext:value-type="float">
            <text:p>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sn Nzn" table:style-name="ta2"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4"/>
        <table:table-column table:style-name="co26" table:default-cell-style-name="ce144"/>
        <table:table-column table:style-name="co7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table:formula="of:=21016.18" office:value-type="float" office:value="21016.18" calcext:value-type="float">
            <text:p>+21.016,18</text:p>
          </table:table-cell>
          <table:table-cell table:style-name="ce163"/>
          <table:table-cell table:style-name="ce163" table:formula="of:=-[.C11]" office:value-type="float" office:value="-21016.18" calcext:value-type="float">
            <text:p>-21.0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G18]" office:value-type="float" office:value="1809.1008" calcext:value-type="float">
            <text:p>1.809,10</text:p>
          </table:table-cell>
          <table:table-cell table:style-name="ce164"/>
          <table:table-cell table:style-name="ce164" table:formula="of:=[.E11]-[.C12]+[.D12]" office:value-type="float" office:value="-22825.2808" calcext:value-type="float">
            <text:p>-22.825,2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m2*60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16825.2808" calcext:value-type="float">
            <text:p>-16.825,28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16825.2808" calcext:value-type="float">
            <text:p>-16.825,28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4]-[.C15]+[.D15]" office:value-type="float" office:value="-16825.2808" calcext:value-type="float">
            <text:p>-16.825,28</text:p>
          </table:table-cell>
          <table:table-cell table:style-name="ce68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5]-[.C16]+[.D16]" office:value-type="float" office:value="-16825.2808" calcext:value-type="float">
            <text:p>-16.825,28</text:p>
          </table:table-cell>
          <table:table-cell table:style-name="ce113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6]-[.C17]+[.D17]" office:value-type="float" office:value="-16825.2808" calcext:value-type="float">
            <text:p>-16.825,28</text:p>
          </table:table-cell>
          <table:table-cell table:style-name="ce113"/>
        </table:table-row>
        <table:table-row table:style-name="ro3">
          <table:table-cell table:number-columns-repeated="4"/>
          <table:table-cell table:style-name="ce48" table:formula="of:=[.E17]-[.C18]+[.D18]" office:value-type="float" office:value="-16825.2808" calcext:value-type="float">
            <text:p>-16.825,28</text:p>
          </table:table-cell>
          <table:table-cell/>
        </table:table-row>
        <table:table-row table:style-name="ro3">
          <table:table-cell table:number-columns-repeated="4"/>
          <table:table-cell table:style-name="ce48" table:formula="of:=[.E18]-[.C19]+[.D19]" office:value-type="float" office:value="-16825.2808" calcext:value-type="float">
            <text:p>-16.825,28</text:p>
          </table:table-cell>
          <table:table-cell/>
        </table:table-row>
        <table:table-row table:style-name="ro3">
          <table:table-cell table:number-columns-repeated="4"/>
          <table:table-cell table:style-name="ce49" table:formula="of:=[.E19]-[.C20]+[.D20]" office:value-type="float" office:value="-16825.2808" calcext:value-type="float">
            <text:p>-16.825,28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08:55:19.72941163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3-13T09:43:16.394359929</dc:date>
    <meta:editing-duration>P1DT1H33M9S</meta:editing-duration>
    <meta:editing-cycles>124</meta:editing-cycles>
    <meta:generator>LibreOffice/7.0.1.2$Linux_X86_64 LibreOffice_project/7cbcfc562f6eb6708b5ff7d7397325de9e764452</meta:generator>
    <meta:print-date>2021-02-17T09:54:59.544044870</meta:print-date>
    <meta:document-statistic meta:table-count="7" meta:cell-count="282" meta:object-count="0"/>
  </office:meta>
</office:document-meta>
</file>